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/>
    <style:style style:name="P5" style:family="paragraph" style:parent-style-name="Horizontal_20_Line">
      <style:paragraph-properties fo:margin-top="0in" fo:margin-bottom="0.0972in" style:contextual-spacing="false" fo:line-height="115%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1"/>
    <style:style style:name="T1" style:family="text">
      <style:text-properties officeooo:rsid="0003869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l <text:span text:style-name="T1">M</text:span>odello <text:span text:style-name="T1">R</text:span>elazionale </text:h>
      <text:h text:style-name="P2" text:outline-level="2">1. Contesto e motivazioni</text:h>
      <text:p text:style-name="Text_20_body">Il <text:span text:style-name="Strong_20_Emphasis">modello relazionale</text:span>, proposto da <text:span text:style-name="Strong_20_Emphasis">E. F. Codd (1970)</text:span>, nasce per garantire l’<text:span text:style-name="Strong_20_Emphasis">indipendenza dei dati</text:span> dalle strutture fisiche. È il modello logico tradizionale più diffuso, alla base dei DBMS moderni.</text:p>
      <text:h text:style-name="P3" text:outline-level="3">Modelli logici dei dati</text:h>
      <text:list text:style-name="L1">
        <text:list-item>
          <text:p text:style-name="P4"><text:span text:style-name="Strong_20_Emphasis">Tradizionali</text:span>: gerarchico, reticolare, <text:span text:style-name="Strong_20_Emphasis">relazionale</text:span></text:p>
        </text:list-item>
        <text:list-item>
          <text:p text:style-name="P4"><text:span text:style-name="Strong_20_Emphasis">Più recenti</text:span>: a oggetti, XML (complementare), NoSQL</text:p>
        </text:list-item>
      </text:list>
      <text:p text:style-name="Text_20_body">Caratteristica chiave del modello relazionale: <text:span text:style-name="Strong_20_Emphasis">è basato su valori</text:span>, non su puntatori.</text:p>
      <text:p text:style-name="P5"/>
      <text:h text:style-name="P2" text:outline-level="2">2. Relazioni e tabelle</text:h>
      <text:h text:style-name="P3" text:outline-level="3">Relazione (accezioni)</text:h>
      <text:list text:style-name="L2">
        <text:list-item>
          <text:p text:style-name="P6"><text:span text:style-name="Strong_20_Emphasis">Relazione matematica</text:span> (teoria degli insiemi)</text:p>
        </text:list-item>
        <text:list-item>
          <text:p text:style-name="P6"><text:span text:style-name="Strong_20_Emphasis">Relazione nel modello relazionale</text:span></text:p>
        </text:list-item>
        <text:list-item>
          <text:p text:style-name="P6"><text:span text:style-name="Strong_20_Emphasis">Relationship</text:span> nel modello E-R</text:p>
        </text:list-item>
      </text:list>
      <text:h text:style-name="P3" text:outline-level="3">Relazione matematica</text:h>
      <text:list text:style-name="L3">
        <text:list-item>
          <text:p text:style-name="P7">Dati n insiemi (domini) D1, …, Dn</text:p>
        </text:list-item>
        <text:list-item>
          <text:p text:style-name="P7">Il <text:span text:style-name="Strong_20_Emphasis">prodotto cartesiano</text:span> D1 × … × Dn contiene tutte le n-uple</text:p>
        </text:list-item>
        <text:list-item>
          <text:p text:style-name="P7">Una <text:span text:style-name="Strong_20_Emphasis">relazione</text:span> è un <text:span text:style-name="Strong_20_Emphasis">sottoinsieme</text:span> del prodotto cartesiano</text:p>
        </text:list-item>
      </text:list>
      <text:p text:style-name="Text_20_body"><text:span text:style-name="Strong_20_Emphasis">Proprietà</text:span>:</text:p>
      <text:list text:style-name="L4">
        <text:list-item>
          <text:p text:style-name="P8">Le relazioni sono <text:span text:style-name="Strong_20_Emphasis">insiemi</text:span> → niente duplicati</text:p>
        </text:list-item>
        <text:list-item>
          <text:p text:style-name="P8">Nessun ordinamento tra le ennuple</text:p>
        </text:list-item>
        <text:list-item>
          <text:p text:style-name="P8">Ogni ennupla è <text:span text:style-name="Strong_20_Emphasis">ordinata per attributi</text:span>, non per posizione</text:p>
        </text:list-item>
      </text:list>
      <text:h text:style-name="P3" text:outline-level="3">Tabelle e relazioni</text:h>
      <text:p text:style-name="Text_20_body">Una tabella rappresenta una relazione se:</text:p>
      <text:list text:style-name="L5">
        <text:list-item>
          <text:p text:style-name="P9">le righe sono tutte diverse</text:p>
        </text:list-item>
        <text:list-item>
          <text:p text:style-name="P9">le colonne hanno nomi distinti</text:p>
        </text:list-item>
        <text:list-item>
          <text:p text:style-name="P9">ogni colonna contiene valori omogenei (stesso dominio)</text:p>
        </text:list-item>
      </text:list>
      <text:p text:style-name="Text_20_body">👉 Ordine di righe e colonne <text:span text:style-name="Strong_20_Emphasis">irrilevante</text:span>.</text:p>
      <text:p text:style-name="P5"/>
      <text:h text:style-name="P2" text:outline-level="2">3. Struttura basata su valori</text:h>
      <text:p text:style-name="Text_20_body">I riferimenti tra dati in tabelle diverse avvengono tramite <text:span text:style-name="Strong_20_Emphasis">valori comuni</text:span> (non puntatori).</text:p>
      <text:p text:style-name="Text_20_body"><text:soft-page-break/><text:span text:style-name="Strong_20_Emphasis">Vantaggi</text:span>:</text:p>
      <text:list text:style-name="L6">
        <text:list-item>
          <text:p text:style-name="P10">indipendenza dalle strutture fisiche</text:p>
        </text:list-item>
        <text:list-item>
          <text:p text:style-name="P10">rappresentazione solo di ciò che è rilevante</text:p>
        </text:list-item>
        <text:list-item>
          <text:p text:style-name="P10">stessi dati visti da utenti e programmatori</text:p>
        </text:list-item>
        <text:list-item>
          <text:p text:style-name="P10">maggiore portabilità dei dati</text:p>
        </text:list-item>
      </text:list>
      <text:p text:style-name="P5"/>
      <text:h text:style-name="P2" text:outline-level="2">4. Schemi e istanze</text:h>
      <text:h text:style-name="P3" text:outline-level="3">Schema di relazione</text:h>
      <text:p text:style-name="Text_20_body">Forma: <text:span text:style-name="Source_20_Text">R(A1, A2, …, An)</text:span></text:p>
      <text:h text:style-name="P3" text:outline-level="3">Schema di base di dati</text:h>
      <text:p text:style-name="Text_20_body">Insieme di schemi di relazione:<text:line-break/><text:span text:style-name="Source_20_Text">R = {R1(X1), …, Rk(Xk)}</text:span></text:p>
      <text:h text:style-name="P3" text:outline-level="3">Ennupla</text:h>
      <text:list text:style-name="L7">
        <text:list-item>
          <text:p text:style-name="P11">Funzione che associa a ogni attributo un valore del suo dominio</text:p>
        </text:list-item>
        <text:list-item>
          <text:p text:style-name="P11">Notazione: <text:span text:style-name="Source_20_Text">t[A]</text:span></text:p>
        </text:list-item>
      </text:list>
      <text:h text:style-name="P3" text:outline-level="3">Istanza</text:h>
      <text:list text:style-name="L8">
        <text:list-item>
          <text:p text:style-name="P12"><text:span text:style-name="Strong_20_Emphasis">Istanza di relazione</text:span>: insieme di ennuple</text:p>
        </text:list-item>
        <text:list-item>
          <text:p text:style-name="P12"><text:span text:style-name="Strong_20_Emphasis">Istanza di base di dati</text:span>: insieme di istanze di relazioni</text:p>
        </text:list-item>
      </text:list>
      <text:p text:style-name="P5"/>
      <text:h text:style-name="P2" text:outline-level="2">5. Strutture nidificate e ridondanza</text:h>
      <text:p text:style-name="Text_20_body">Nella realtà spesso i dati sono <text:span text:style-name="Strong_20_Emphasis">nidificati</text:span> (es. ricevute con righe di dettaglio).</text:p>
      <text:p text:style-name="Text_20_body">Nel modello relazionale:</text:p>
      <text:list text:style-name="L9">
        <text:list-item>
          <text:p text:style-name="P13">si separano informazioni <text:span text:style-name="Strong_20_Emphasis">fisse</text:span> e <text:span text:style-name="Strong_20_Emphasis">ripetute</text:span> in tabelle diverse</text:p>
        </text:list-item>
        <text:list-item>
          <text:p text:style-name="P13">si introduce una chiave per ricostruire la struttura logica</text:p>
        </text:list-item>
      </text:list>
      <text:p text:style-name="Text_20_body">⚠️ Attenzione: non sempre si riesce a ricostruire <text:span text:style-name="Strong_20_Emphasis">perfettamente</text:span> l’informazione originale.</text:p>
      <text:p text:style-name="P5"/>
      <text:h text:style-name="P2" text:outline-level="2">6. Informazione incompleta e valori NULL</text:h>
      <text:h text:style-name="P3" text:outline-level="3">Problema</text:h>
      <text:p text:style-name="Text_20_body">I dati reali possono essere incompleti o non noti.</text:p>
      <text:h text:style-name="P3" text:outline-level="3">Soluzione nel modello relazionale</text:h>
      <text:list text:style-name="L10">
        <text:list-item>
          <text:p text:style-name="P14">uso del <text:span text:style-name="Strong_20_Emphasis">valore NULL</text:span> (assenza di valore)</text:p>
        </text:list-item>
        <text:list-item>
          <text:p text:style-name="P14"><text:soft-page-break/>NULL <text:span text:style-name="Strong_20_Emphasis">non è un valore del dominio</text:span></text:p>
        </text:list-item>
      </text:list>
      <text:p text:style-name="Text_20_body">Tipi concettuali di NULL:</text:p>
      <text:list text:style-name="L11">
        <text:list-item>
          <text:p text:style-name="P15">valore sconosciuto</text:p>
        </text:list-item>
        <text:list-item>
          <text:p text:style-name="P15">valore inesistente</text:p>
        </text:list-item>
        <text:list-item>
          <text:p text:style-name="P15">valore non applicabile</text:p>
        </text:list-item>
      </text:list>
      <text:p text:style-name="Text_20_body">⚠️ I DBMS <text:span text:style-name="Strong_20_Emphasis">non distinguono</text:span> questi casi.</text:p>
      <text:p text:style-name="Text_20_body">Troppi NULL riducono la qualità dei dati.</text:p>
      <text:p text:style-name="P5"/>
      <text:h text:style-name="P2" text:outline-level="2">7. Vincoli di integrità</text:h>
      <text:p text:style-name="Text_20_body">Un <text:span text:style-name="Strong_20_Emphasis">vincolo di integrità</text:span> è una proprietà che deve essere vera per rappresentare dati corretti.</text:p>
      <text:h text:style-name="P3" text:outline-level="3">Perché servono</text:h>
      <text:list text:style-name="L12">
        <text:list-item>
          <text:p text:style-name="P16">descrivono meglio la realtà</text:p>
        </text:list-item>
        <text:list-item>
          <text:p text:style-name="P16">migliorano la qualità dei dati</text:p>
        </text:list-item>
        <text:list-item>
          <text:p text:style-name="P16">aiutano progettazione e interrogazioni</text:p>
        </text:list-item>
      </text:list>
      <text:h text:style-name="P3" text:outline-level="3">Tipi di vincoli</text:h>
      <text:list text:style-name="L13">
        <text:list-item>
          <text:p text:style-name="P17"><text:span text:style-name="Strong_20_Emphasis">Intrarelazionali</text:span></text:p>
          <text:list>
            <text:list-item>
              <text:p text:style-name="P17">vincoli di dominio</text:p>
            </text:list-item>
            <text:list-item>
              <text:p text:style-name="P17">vincoli di ennupla</text:p>
            </text:list-item>
          </text:list>
        </text:list-item>
        <text:list-item>
          <text:p text:style-name="P17"><text:span text:style-name="Strong_20_Emphasis">Interrelazionali</text:span></text:p>
        </text:list-item>
      </text:list>
      <text:h text:style-name="P3" text:outline-level="3">Vincoli di ennupla</text:h>
      <text:p text:style-name="Text_20_body">Condizioni sui valori di una singola ennupla.</text:p>
      <text:p text:style-name="Text_20_body">Esempi:</text:p>
      <text:list text:style-name="L14">
        <text:list-item>
          <text:p text:style-name="P18"><text:span text:style-name="Source_20_Text">18 ≤ Voto ≤ 30</text:span></text:p>
        </text:list-item>
        <text:list-item>
          <text:p text:style-name="P18"><text:span text:style-name="Source_20_Text">Voto = 30 OR NOT(Lode = "e lode")</text:span></text:p>
        </text:list-item>
      </text:list>
      <text:p text:style-name="P5"/>
      <text:h text:style-name="P2" text:outline-level="2">8. Chiavi</text:h>
      <text:h text:style-name="P3" text:outline-level="3">Superchiave</text:h>
      <text:p text:style-name="Text_20_body">Insieme di attributi che identifica univocamente le ennuple.</text:p>
      <text:h text:style-name="P3" text:outline-level="3">Chiave</text:h>
      <text:list text:style-name="L15">
        <text:list-item>
          <text:p text:style-name="P19">superchiave <text:span text:style-name="Strong_20_Emphasis">minimale</text:span></text:p>
        </text:list-item>
      </text:list>
      <text:p text:style-name="Text_20_body">Una relazione:</text:p>
      <text:list text:style-name="L16">
        <text:list-item>
          <text:p text:style-name="P20"><text:soft-page-break/>non ha righe duplicate</text:p>
        </text:list-item>
        <text:list-item>
          <text:p text:style-name="P20">ha sempre <text:span text:style-name="Strong_20_Emphasis">almeno una chiave</text:span></text:p>
        </text:list-item>
      </text:list>
      <text:h text:style-name="P3" text:outline-level="3">Importanza delle chiavi</text:h>
      <text:list text:style-name="L17">
        <text:list-item>
          <text:p text:style-name="P21">permettono l’accesso ai dati</text:p>
        </text:list-item>
        <text:list-item>
          <text:p text:style-name="P21">consentono le correlazioni tra tabelle</text:p>
        </text:list-item>
      </text:list>
      <text:h text:style-name="P3" text:outline-level="3">Chiave primaria</text:h>
      <text:list text:style-name="L18">
        <text:list-item>
          <text:p text:style-name="P22">chiave senza valori NULL</text:p>
        </text:list-item>
        <text:list-item>
          <text:p text:style-name="P22">indicata con <text:span text:style-name="Strong_20_Emphasis">sottolineatura</text:span></text:p>
        </text:list-item>
      </text:list>
      <text:p text:style-name="Text_20_body">⚠️ NULL nelle chiavi crea problemi di identificazione.</text:p>
      <text:p text:style-name="P5"/>
      <text:h text:style-name="P2" text:outline-level="2">9. Integrità referenziale</text:h>
      <text:p text:style-name="Text_20_body">Collega dati di relazioni diverse tramite <text:span text:style-name="Strong_20_Emphasis">chiavi primarie</text:span>.</text:p>
      <text:h text:style-name="P3" text:outline-level="3">Vincolo di integrità referenziale (foreign key)</text:h>
      <text:p text:style-name="Text_20_body">I valori di un attributo X in R1 devono comparire come valori della <text:span text:style-name="Strong_20_Emphasis">chiave primaria</text:span> di R2.</text:p>
      <text:h text:style-name="P3" text:outline-level="3">Problemi possibili</text:h>
      <text:list text:style-name="L19">
        <text:list-item>
          <text:p text:style-name="P23">riferimenti a tuple inesistenti</text:p>
        </text:list-item>
        <text:list-item>
          <text:p text:style-name="P23">violazioni dovute a cancellazioni</text:p>
        </text:list-item>
      </text:list>
      <text:h text:style-name="P3" text:outline-level="3">Azioni compensative</text:h>
      <text:list text:style-name="L20">
        <text:list-item>
          <text:p text:style-name="P24">rifiuto dell’operazione</text:p>
        </text:list-item>
        <text:list-item>
          <text:p text:style-name="P24"><text:span text:style-name="Strong_20_Emphasis">eliminazione in cascata</text:span></text:p>
        </text:list-item>
        <text:list-item>
          <text:p text:style-name="P24">introduzione di valori NULL</text:p>
        </text:list-item>
      </text:list>
      <text:p text:style-name="Text_20_body">⚠️ Attenzione ai vincoli su <text:span text:style-name="Strong_20_Emphasis">più attributi</text:span>: l’ordine conta.</text:p>
      <text:p text:style-name="P5"/>
      <text:h text:style-name="P2" text:outline-level="2">10. Idee chiave da ricordare (per l’esame)</text:h>
      <text:list text:style-name="L21">
        <text:list-item>
          <text:p text:style-name="P25">Il modello relazionale è <text:span text:style-name="Strong_20_Emphasis">semplice ma rigoroso</text:span></text:p>
        </text:list-item>
        <text:list-item>
          <text:p text:style-name="P25">Tutto ruota attorno a <text:span text:style-name="Strong_20_Emphasis">relazioni, chiavi e vincoli</text:span></text:p>
        </text:list-item>
        <text:list-item>
          <text:p text:style-name="P25">Le correlazioni avvengono <text:span text:style-name="Strong_20_Emphasis">tramite valori</text:span></text:p>
        </text:list-item>
        <text:list-item>
          <text:p text:style-name="P25">I vincoli garantiscono la <text:span text:style-name="Strong_20_Emphasis">correttezza semantica</text:span> dei dati</text:p>
        </text:list-item>
      </text:list>
      <text:p text:style-name="Text_20_body">👉 Capire bene questi concetti è fondamentale: sono le basi di tutto il resto del corso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12:27:57.682557200</meta:creation-date>
    <dc:date>2025-12-16T14:18:41.996354200</dc:date>
    <meta:editing-duration>PT2M42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4" meta:paragraph-count="111" meta:word-count="667" meta:character-count="4062" meta:non-whitespace-character-count="3559"/>
  </office:meta>
</office:document-meta>
</file>